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ff972f" fo:border="0.74pt solid #000000"/>
    </style:style>
    <style:style style:name="ce6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its</text:p>
          </table:table-cell>
          <table:table-cell table:style-name="ce3" office:value-type="string" calcext:value-type="string">
            <text:p>numero aleatorio</text:p>
          </table:table-cell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6" table:formula="of:=BIN2DEC(1010)/(2^[.B2])" office:value-type="float" office:value="0.625" calcext:value-type="float">
            <text:p>0.625</text:p>
          </table:table-cell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IF([.C2]=[.C4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IF([.C3]=[.C5];0;1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2"/>
          <table:table-cell table:formula="of:=IF([.C4]=[.C6];0;1)" office:value-type="float" office:value="1" calcext:value-type="float">
            <text:p>1</text:p>
          </table:table-cell>
          <table:table-cell table:style-name="ce6" table:formula="of:=BIN2DEC(1)/(2^[.B2])" office:value-type="float" office:value="0.0625" calcext:value-type="float">
            <text:p>0.0625</text:p>
          </table:table-cell>
        </table:table-row>
        <table:table-row table:style-name="ro1">
          <table:table-cell table:number-columns-repeated="2"/>
          <table:table-cell table:formula="of:=IF([.C5]=[.C7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IF([.C6]=[.C8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IF([.C7]=[.C9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IF([.C8]=[.C10];0;1)" office:value-type="float" office:value="0" calcext:value-type="float">
            <text:p>0</text:p>
          </table:table-cell>
          <table:table-cell table:style-name="ce6" table:formula="of:=BIN2DEC(10)/(2^[.B2])" office:value-type="float" office:value="0.125" calcext:value-type="float">
            <text:p>0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09:35:16.411000000</meta:creation-date>
    <dc:date>2022-04-28T10:23:45.852000000</dc:date>
    <meta:editing-duration>PT1M3S</meta:editing-duration>
    <meta:editing-cycles>1</meta:editing-cycles>
    <meta:document-statistic meta:table-count="1" meta:cell-count="25" meta:object-count="0"/>
    <meta:generator>LibreOffice/7.3.1.3$Windows_X86_64 LibreOffice_project/a69ca51ded25f3eefd52d7bf9a5fad8c90b87951</meta:generator>
  </office:meta>
</office:document-meta>
</file>